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Heading_20_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Heading_20_2">
      <loext:graphic-properties draw:fill="solid" draw:fill-color="#ffffff" draw:opacity="100%"/>
      <style:paragraph-properties fo:margin-top="0.1665in" fo:margin-bottom="0.0835in" style:contextual-spacing="false" fo:line-height="120%" fo:text-align="start" style:justify-single-word="false" fo:background-color="#ffffff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Heading_20_1">
      <style:paragraph-properties fo:margin-top="0.1665in" fo:margin-bottom="0.0835in" style:contextual-spacing="false" fo:line-height="120%" fo:text-align="start" style:justify-single-word="fals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top="0.1252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8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9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rsid="000b1746" officeooo:paragraph-rsid="000dce74" style:text-blinking="false" fo:background-color="transparent"/>
    </style:style>
    <style:style style:name="P10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0c094c" style:text-blinking="false" fo:background-color="transparent"/>
    </style:style>
    <style:style style:name="P12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0b1746" style:text-blinking="false" fo:background-color="transparent"/>
    </style:style>
    <style:style style:name="P13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b1746" officeooo:paragraph-rsid="000b1746" style:text-blinking="false" fo:background-color="transparent"/>
    </style:style>
    <style:style style:name="P14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11c621" officeooo:paragraph-rsid="0011c621" style:text-blinking="false" fo:background-color="transparent"/>
    </style:style>
    <style:style style:name="P15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dce74" officeooo:paragraph-rsid="000dce74" style:text-blinking="false" fo:background-color="transparent"/>
    </style:style>
    <style:style style:name="P16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17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style:font-name="Arial"/>
    </style:style>
    <style:style style:name="P18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style:font-name="Arial" officeooo:paragraph-rsid="000c094c"/>
    </style:style>
    <style:style style:name="P19" style:family="paragraph" style:parent-style-name="Heading_20_1">
      <loext:graphic-properties draw:fill="solid" draw:fill-color="#ffffff" draw:opacity="100%"/>
      <style:paragraph-properties fo:margin-top="0.2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text-align="start" style:justify-single-word="false"/>
      <style:text-properties style:font-name="Arial" fo:font-weight="normal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1.1999998092651pt" fo:font-weight="normal" officeooo:rsid="0013a0f4" officeooo:paragraph-rsid="0013a0f4" style:font-size-asian="11.1999998092651pt" style:font-size-complex="11.1999998092651pt"/>
    </style:style>
    <style:style style:name="P22" style:family="paragraph" style:parent-style-name="Text_20_body">
      <style:paragraph-properties fo:text-align="start" style:justify-single-word="false"/>
      <style:text-properties style:font-name="Arial" officeooo:paragraph-rsid="0016f5fa"/>
    </style:style>
    <style:style style:name="P23" style:family="paragraph" style:parent-style-name="Text_20_body">
      <style:paragraph-properties fo:text-align="start" style:justify-single-word="false"/>
      <style:text-properties style:font-name="Arial" officeooo:paragraph-rsid="00186dff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Arial" fo:font-weight="normal" officeooo:rsid="00186dff" officeooo:paragraph-rsid="00186dff" style:font-weight-asian="normal" style:font-weight-complex="normal"/>
    </style:style>
    <style:style style:name="P25" style:family="paragraph" style:parent-style-name="Standard" style:list-style-name="L2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Standard" style:list-style-name="L2">
      <loext:graphic-properties draw:fill="solid" draw:fill-color="#ffffff" draw:opacity="100%"/>
      <style:paragraph-properties fo:margin-top="0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Standard" style:list-style-name="L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Standard" style:list-style-name="L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.25pt" fo:font-style="normal" style:text-underline-style="none" fo:font-weight="normal" officeooo:rsid="0013a0f4" style:text-blinking="false" fo:background-color="transparent"/>
    </style:style>
    <style:style style:name="P29" style:family="paragraph" style:parent-style-name="Text_20_body" style:list-style-name="L1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">
      <loext:graphic-properties draw:fill="solid" draw:fill-color="#ffffff" draw:opacity="100%"/>
      <style:paragraph-properties fo:margin-top="0in" fo:margin-bottom="0.139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3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97fb3"/>
    </style:style>
    <style:style style:name="T2" style:family="text">
      <style:text-properties fo:font-variant="normal" fo:text-transform="none" fo:color="#1c4587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1c4587" loext:opacity="100%" style:text-line-through-style="none" style:text-line-through-type="none" fo:font-size="12pt" fo:font-style="normal" style:text-underline-style="none" fo:font-weight="bold" officeooo:rsid="000b1746" style:text-blinking="false" fo:background-color="transparent" loext:char-shading-value="0"/>
    </style:style>
    <style:style style:name="T4" style:family="text">
      <style:text-properties fo:font-variant="normal" fo:text-transform="none" fo:color="#1c4587" loext:opacity="100%" style:text-line-through-style="none" style:text-line-through-type="none" fo:font-size="12pt" fo:font-style="normal" style:text-underline-style="none" fo:font-weight="bold" officeooo:rsid="000dce74" style:text-blinking="false" fo:background-color="transparent" loext:char-shading-value="0"/>
    </style:style>
    <style:style style:name="T5" style:family="text">
      <style:text-properties fo:font-variant="normal" fo:text-transform="none" fo:color="#1c4587" loext:opacity="100%" style:text-line-through-style="none" style:text-line-through-type="none" fo:font-size="12pt" fo:font-style="normal" style:text-underline-style="none" fo:font-weight="bold" officeooo:rsid="0016f5fa" style:text-blinking="false" fo:background-color="transparent" loext:char-shading-value="0"/>
    </style:style>
    <style:style style:name="T6" style:family="text">
      <style:text-properties fo:font-variant="normal" fo:text-transform="none" fo:color="#1c4587" loext:opacity="100%" style:text-line-through-style="none" style:text-line-through-type="none" fo:font-size="12pt" fo:font-style="normal" style:text-underline-style="none" fo:font-weight="bold" officeooo:rsid="00186dff" style:text-blinking="false" fo:background-color="transparent" loext:char-shading-value="0"/>
    </style:style>
    <style:style style:name="T7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officeooo:rsid="000b1746" style:text-blinking="false" fo:background-color="transparent" loext:char-shading-value="0"/>
    </style:style>
    <style:style style:name="T9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officeooo:rsid="0016f5fa" style:text-blinking="false" fo:background-color="transparent" loext:char-shading-value="0"/>
    </style:style>
    <style:style style:name="T10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officeooo:rsid="0019f874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ize="12pt" fo:font-style="normal" style:text-underline-style="none" officeooo:rsid="000b1746" style:text-blinking="false" fo:background-color="transparent" loext:char-shading-value="0"/>
    </style:style>
    <style:style style:name="T13" style:family="text">
      <style:text-properties officeooo:rsid="000b1746"/>
    </style:style>
    <style:style style:name="T14" style:family="text">
      <style:text-properties officeooo:rsid="000dce74"/>
    </style:style>
    <style:style style:name="T15" style:family="text">
      <style:text-properties officeooo:rsid="000fae67"/>
    </style:style>
    <style:style style:name="T16" style:family="text">
      <style:text-properties fo:font-size="11.25pt"/>
    </style:style>
    <style:style style:name="T17" style:family="text">
      <style:text-properties fo:font-size="11.25pt" officeooo:rsid="0013a0f4"/>
    </style:style>
    <style:style style:name="T18" style:family="text">
      <style:text-properties officeooo:rsid="0013a0f4"/>
    </style:style>
    <style:style style:name="T19" style:family="text">
      <style:text-properties officeooo:rsid="0014b246"/>
    </style:style>
    <style:style style:name="T20" style:family="text">
      <style:text-properties officeooo:rsid="00163d90"/>
    </style:style>
    <style:style style:name="T21" style:family="text">
      <style:text-properties officeooo:rsid="00166c8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9fb776c-7fff-cf94-03a2-37b1e343b32b"/>NOM Prénom (à remplacer)</text:p>
      <text:p text:style-name="P2"/>
      <text:h text:style-name="P19" text:outline-level="1"><text:bookmark text:name="docs-internal-guid-3a9582b2-7fff-215d-6f52-6118624e49bd"/>Compétence : Développer pour le web et les médias numériques</text:h>
      <text:h text:style-name="P3" text:outline-level="2">Composantes essentielles ou critères de qualité </text:h>
      <text:list xml:id="list3309518625" text:style-name="L1">
        <text:list-item>
          <text:p text:style-name="P29">En se conformant aux standards du Web et aux normes d’accessibilité</text:p>
        </text:list-item>
        <text:list-item>
          <text:p text:style-name="P30">En produisant du code fonctionnel, sobre et réutilisable</text:p>
        </text:list-item>
      </text:list>
      <text:h text:style-name="P4" text:outline-level="2">Apprentissages critiques à valider</text:h>
      <text:list xml:id="list3861744637" text:style-name="L2">
        <text:list-item>
          <text:p text:style-name="P25"><text:bookmark text:name="page548R_mcid9"/><text:span text:style-name="T16">AC4102 : Produire des pages Web statiques et fluides utilisant un balisage</text:span><text:line-break/><text:span text:style-name="T16">sémantique efficace</text:span> </text:p>
        </text:list-item>
        <text:list-item>
          <text:p text:style-name="P26"><text:bookmark text:name="page548R_mcid10"/><text:span text:style-name="T16">AC4103 : Générer des pages Web ou vues à partir de données structurées</text:span><text:line-break/><text:span text:style-name="T16">incluant des interactions simples</text:span> </text:p>
        </text:list-item>
        <text:list-item>
          <text:p text:style-name="P26"><text:bookmark text:name="page548R_mcid11"/><text:span text:style-name="T16">AC4104 : Mettre en ligne une application Web en utilisant une solution</text:span><text:line-break/><text:span text:style-name="T16">d’hébergement standard</text:span> </text:p>
        </text:list-item>
        <text:list-item>
          <text:p text:style-name="P27"><text:bookmark text:name="page548R_mcid12"/><text:span text:style-name="T16">AC4105 : Modéliser les données et les traitements d’une application W</text:span><text:span text:style-name="T17">eb</text:span></text:p>
        </text:list-item>
        <text:list-item>
          <text:p text:style-name="P28"><text:bookmark text:name="page548R_mcid13"/>AC4106 : Utiliser et adapter un modèle d’accès aux données</text:p>
        </text:list-item>
      </text:list>
      <text:p text:style-name="P10">Dans ce rapport vous expliquerez en quoi le travail que vous avez réalisé pour la SAE <text:span text:style-name="T18">203</text:span> vous <text:span text:style-name="T1">a</text:span> rendu compétent. Pour chaque élément, vous donnerez des preuves de compétences :</text:p>
      <text:list xml:id="list2609435593" text:style-name="L3">
        <text:list-item>
          <text:p text:style-name="P31">Des exemples issus d<text:span text:style-name="T1">u code ou partie de code que vous avez développé</text:span></text:p>
        </text:list-item>
        <text:list-item>
          <text:p text:style-name="P33">Des éléments de cours, des normes W3C ou WCAG que vous avez utilisé</text:p>
        </text:list-item>
      </text:list>
      <text:p text:style-name="P21">N'<text:span text:style-name="T19">oubliez pas que ce document est également là pour vous aider à remplir votre portfolio. Remplissez-le donc de façon consciencieuse, agrémentez-le de captures d'écran de votre code et autres liens vers les documentations</text:span></text:p>
      <text:h text:style-name="P5" text:outline-level="1"><text:bookmark text:name="docs-internal-guid-4fdbceec-7fff-44eb-73f8-567ffdf96b0e"/>Rapport personnel à compléter</text:h>
      <text:p text:style-name="P10">Vous <text:span text:style-name="T19">pourriez être</text:span> interrogé sur ce rapport durant les séances d’évaluation en fin de SAE</text:p>
      <text:h text:style-name="P6" text:outline-level="2">Je me suis conformé aux standards du Web et aux normes d’accessibilité :</text:h>
      <text:p text:style-name="P10">Expliquez pourquoi :</text:p>
      <text:p text:style-name="P11">Comment pouvez-vous le prouver ?</text:p>
      <text:p text:style-name="P18"><text:line-break/><text:bookmark text:name="docs-internal-guid-1865aee3-7fff-0cae-46c5-050631255d25"/><text:span text:style-name="T2">J’ai produit du code fonctionnel, sobre et réutilisable :</text:span></text:p>
      <text:p text:style-name="P10">Expliquez pourquoi :</text:p>
      <text:list xml:id="list2506327114" text:style-name="L4">
        <text:list-item>
          <text:p text:style-name="P32">réutilisable : mon code est-il lisible par un autre développeur ?</text:p>
        </text:list-item>
        <text:list-item>
          <text:p text:style-name="P35">fonctionnel : mon code et les fichiers ressources sont-ils correctement rangés ?</text:p>
        </text:list-item>
        <text:list-item>
          <text:p text:style-name="P34">sobre : comment ai-je réussi à éviter de dupliquer du code (copier/coller) ? <text:span text:style-name="T20">Comment ai-je allégé mon code ? (séparation des fichiers, optimisations...)</text:span></text:p>
        </text:list-item>
      </text:list>
      <text:p text:style-name="P20"><text:soft-page-break/><text:line-break/><text:line-break/></text:p>
      <text:h text:style-name="P6" text:outline-level="2">Je suis autonome sur mon environnement de développement :</text:h>
      <text:p text:style-name="P10">Quelques outils, logiciels, plugin avez-vous utilisés ?</text:p>
      <text:p text:style-name="P20"/>
      <text:h text:style-name="P6" text:outline-level="2">J’ai produit des pages incluant un balisage sémantique efficace :</text:h>
      <text:p text:style-name="P10">Mon code HTML est-il sémantiquement efficace ?</text:p>
      <text:p text:style-name="P17"><text:span text:style-name="T7">Mes styles CSS sont-ils efficaces, </text:span><text:span text:style-name="T8">réutilisables</text:span><text:span text:style-name="T7"> ?</text:span></text:p>
      <text:h text:style-name="P7" text:outline-level="2"><text:bookmark text:name="docs-internal-guid-a05e5b4c-7fff-abec-183e-01296300a206"/>J’ai <text:span text:style-name="T21">amélioré mon code, ma méthodologie par rapport à la SAÉ 105 </text:span>:</text:h>
      <text:p text:style-name="P10">Quel<text:span text:style-name="T21">les erreurs ai-je remarqué et corrigé ? En quoi mon code est de meilleure qualité ?</text:span></text:p>
      <text:p text:style-name="P10"/>
      <text:h text:style-name="P8" text:outline-level="2">J’ai <text:span text:style-name="T13">travaillé en groupe</text:span> :</text:h>
      <text:p text:style-name="P12">Quels <text:span text:style-name="T13">moyens techniques</text:span> ai-je utilisé ?</text:p>
      <text:p text:style-name="P13">Quels moyens méthodologiques ai-je mis en place, comment ai-je séparé les tâches ?</text:p>
      <text:p text:style-name="P14">Quels outils collaboratifs ai-je utilisé ? (live share, git...)</text:p>
      <text:p text:style-name="P13"/>
      <text:h text:style-name="P9" text:outline-level="2">J’ai <text:span text:style-name="T14">rencontré des difficultés </text:span>:</text:h>
      <text:p text:style-name="P15"><text:span text:style-name="T15">Comment</text:span> ai-je <text:span text:style-name="T15">résolu mes problèmes</text:span> ?</text:p>
      <text:p text:style-name="P16"/>
      <text:p text:style-name="P22"><text:span text:style-name="T3">J</text:span><text:span text:style-name="T5">e communique avec la base de données</text:span><text:span text:style-name="T4"> </text:span><text:span text:style-name="T3">:</text:span></text:p>
      <text:p text:style-name="P22"><text:span text:style-name="T9">Quelles données </text:span><text:span text:style-name="T10">affichées sur le site</text:span><text:span text:style-name="T9"> proviennent de la base de données ?</text:span><text:line-break/></text:p>
      <text:p text:style-name="P23"><text:span text:style-name="T3">J</text:span><text:span text:style-name="T6">'ai fait communiqué les pages entre elles</text:span><text:span text:style-name="T4"> </text:span><text:span text:style-name="T3">:</text:span></text:p>
      <text:p text:style-name="P24"><text:span text:style-name="T12">C</text:span><text:span text:style-name="T11">omment ai-je envoyé des données d'une page à l'autre ? Pourquoi ai-je eu besoin de faire ceci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0T16:28:26.059511964</meta:creation-date>
    <meta:generator>LibreOffice/7.1.7.2$MacOSX_X86_64 LibreOffice_project/c6a4e3954236145e2acb0b65f68614365aeee33f</meta:generator>
    <dc:date>2024-06-20T14:08:24.339114845</dc:date>
    <meta:editing-duration>PT1H11S</meta:editing-duration>
    <meta:editing-cycles>11</meta:editing-cycles>
    <meta:document-statistic meta:table-count="0" meta:image-count="0" meta:object-count="0" meta:page-count="2" meta:paragraph-count="43" meta:word-count="469" meta:character-count="2833" meta:non-whitespace-character-count="2410"/>
  </office:meta>
</office:document-meta>
</file>